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5.4283in"/>
    </style:style>
    <style:style style:name="co2" style:family="table-column">
      <style:table-column-properties fo:break-before="auto" style:column-width="0.8366in"/>
    </style:style>
    <style:style style:name="co3" style:family="table-column">
      <style:table-column-properties fo:break-before="auto" style:column-width="1.4425in"/>
    </style:style>
    <style:style style:name="co4" style:family="table-column">
      <style:table-column-properties fo:break-before="auto" style:column-width="0.8807in"/>
    </style:style>
    <style:style style:name="ro1" style:family="table-row">
      <style:table-row-properties style:row-height="0.552in" fo:break-before="auto" style:use-optimal-row-height="fals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4.5102in" fo:break-before="auto" style:use-optimal-row-height="false"/>
    </style:style>
    <style:style style:name="ro5" style:family="table-row">
      <style:table-row-properties style:row-height="0.6736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72in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style:font-name="Arial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name-complex="Arial1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JP Regular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 style:font-name="Arial1" style:font-name-complex="Arial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5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4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LAFITTE NANS 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4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CAMPUS CCI84</text:p>
          </table:table-cell>
          <table:covered-table-cell table:number-columns-repeated="3" table:style-name="ce16"/>
          <table:covered-table-cell table:style-name="ce34"/>
          <table:table-cell table:style-name="ce36" office:value-type="string" calcext:value-type="string">
            <text:p>Option :</text:p>
          </table:table-cell>
          <table:table-cell table:style-name="ce37" office:value-type="string" calcext:value-type="string">
            <text:p>▢ SISR</text:p>
          </table:table-cell>
          <table:table-cell table:style-name="ce39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1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TP WEB CLASSIQUE (HTML,CSS, JAVASCRIPT, PHP)</text:p>
          </table:table-cell>
          <table:table-cell table:style-name="ce21"/>
          <table:table-cell table:style-name="ce28"/>
          <table:table-cell table:style-name="ce29" table:number-columns-repeated="4"/>
          <table:table-cell table:style-name="ce44"/>
          <table:table-cell table:style-name="ce48" table:number-columns-repeated="16376"/>
        </table:table-row>
        <table:table-row table:style-name="ro1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SECURE DUAL BOOT WINDOWS 11 ET CLEAR LINUX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CONTAINER DEBIAN AVEC INTERFACE GRAPHIQUE POUR LANCER DES .DEB SUR CLEAR LINUX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 table:number-rows-repeated="3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GITHUB – GESTION DES EVOLUTIONS DU PROJET EN GROUPE 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<text:span text:style-name="T1">PROJET FAST SUSHI CLIENT LOURD – BACK </text:span><text:span text:style-name="T2">JAVA, INTERFACE JAVAFX + SCENEBUILDER</text:span>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<text:span text:style-name="T1">PROJET FAST-SUSHI CLIENT WEB - </text:span><text:span text:style-name="T2">FRAMEWORK LARAVEL (MVC) -  SERVER ET BDD SUR DOCKER-COMPOSE</text:span>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GESTION BASE DE DONNEES ORACLE – PL/SQL – DECOUVERTE DE LA STRUCTURE ET DE SON FONCTIONNEMENT GENERAL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GESTION DE TICKET - JIRA – RECEPTION/CREATION – LES PREMIERS TICKETS MISE A JOUR DE DONNES EN BDD 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INTRODUCTION DANS L’ANALYSE DE BUG/ERREUR – DEBUG DE PACKAGE PL/SQL 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DECOUVERTE DES APPLICATIONS CONCU AU SEIN DE L’ENTREPRISE – BACK – FRONT – BATCHES 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DEVELOPPEMENT DE COURRIER DYNAMIQUE SUR BDOC (logique C#, Flots de données en XML)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ANALYSES POUSSEE SUR DES ERREURS + SOLUTIONS DE CONTOURNEMENT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OUTIL PYTHON DE TRAITEMENT DE TEXTE EN REQUETE DE COUPLE DATE/CODE ISIN POUR LES VALEUR LIQUIDATIVES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RESOLUTION ANOMALIE ESPACE CLIENT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RESOLUTION ANOMALIE ARBITRAGE DE SECURISATION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DEVELOPPEMENT OUTILS ADMIN EN PLSQL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8" office:value-type="string" calcext:value-type="string">
            <text:p>DEBUG – MODIFICATION, COMPILATION, <text:s/>EXECUTION DU BACKEND SUR UN TOMCAT LOCAL </text:p>
          </table:table-cell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8" table:number-columns-repeated="1637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8" table:number-columns-repeated="1637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8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4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Print_Area" table:base-cell-address="$'Tableau de synthèse Épreuve E4'.$A$1" table:cell-range-address="$'Tableau de synthèse Épreuve E4'.$A$1:.$H$3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 Regular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 Regular" style:font-family-asian="'Noto Sans CJK JP Regular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5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 loext:blank-width-char="-"> </number:text>
    </number:currency-style>
    <number:currency-style style:name="N152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 loext:blank-width-char="-"> </number:text>
      <style:map style:condition="value()&gt;0" style:apply-style-name="N152P0"/>
      <style:map style:condition="value()&lt;0" style:apply-style-name="N152P1"/>
    </number:currency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52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1965in" fo:margin-right="0.1965in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ine Gaubert-Macon</meta:initial-creator>
    <meta:print-date>2025-03-30T12:12:10.268206552</meta:print-date>
    <meta:creation-date>2012-01-12T10:51:15</meta:creation-date>
    <dc:date>2025-03-30T14:21:15.484820736</dc:date>
    <meta:generator>LibreOffice/25.2.2.2$Linux_X86_64 LibreOffice_project/7370d4be9e3cf6031a51beef54ff3bda878e3fac</meta:generator>
    <meta:printed-by>PDF files</meta:printed-by>
    <meta:editing-duration>PT1H29M46S</meta:editing-duration>
    <meta:editing-cycles>2</meta:editing-cycles>
    <meta:document-statistic meta:table-count="1" meta:cell-count="44" meta:object-count="0"/>
    <meta:user-defined meta:name="AppVersion">16.0300</meta:user-defined>
  </office:meta>
</office:document-meta>
</file>